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163cm" fo:min-width="1.913cm"/>
    </style:style>
    <style:style style:name="gr2" style:family="graphic" style:parent-style-name="objectwithoutfill">
      <style:graphic-properties svg:stroke-color="#000000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93cm"/>
      <style:paragraph-properties style:writing-mode="lr-tb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92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74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13cm" svg:height="2.413cm" svg:x="2.905cm" svg:y="4.03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905cm" svg:y1="4.038cm" svg:x2="5.318cm" svg:y2="6.451cm">
          <text:p/>
        </draw:line>
        <draw:line draw:style-name="gr2" draw:text-style-name="P2" draw:layer="layout" svg:x1="2.905cm" svg:y1="6.451cm" svg:x2="5.318cm" svg:y2="4.038cm">
          <text:p/>
        </draw:line>
        <draw:frame draw:style-name="gr3" draw:text-style-name="P3" draw:layer="layout" svg:width="3.453cm" svg:height="0.645cm" svg:x="5.699cm" svg:y="4.038cm">
          <draw:text-box>
            <text:p><text:span text:style-name="T1">Jardueraren kodea</text:span></text:p>
          </draw:text-box>
        </draw:frame>
        <draw:line draw:style-name="gr4" draw:text-style-name="P2" draw:layer="layout" svg:x1="4.175cm" svg:y1="4.292cm" svg:x2="5.826cm" svg:y2="4.292cm">
          <text:p/>
        </draw:line>
        <draw:frame draw:style-name="gr5" draw:text-style-name="P3" draw:layer="layout" svg:width="6.454cm" svg:height="0.645cm" svg:x="5.699cm" svg:y="4.81cm">
          <draw:text-box>
            <text:p><text:span text:style-name="T1">Jarduera hasteko denbora minimoa (t)</text:span></text:p>
          </draw:text-box>
        </draw:frame>
        <draw:line draw:style-name="gr4" draw:text-style-name="P2" draw:layer="layout" svg:x1="3.54cm" svg:y1="5.181cm" svg:x2="5.826cm" svg:y2="5.181cm">
          <text:p/>
        </draw:line>
        <draw:frame draw:style-name="gr6" draw:text-style-name="P3" draw:layer="layout" svg:width="6.674cm" svg:height="0.645cm" svg:x="5.699cm" svg:y="5.308cm">
          <draw:text-box>
            <text:p><text:span text:style-name="T1">Jarduera hasteko denbora maximoa (T)</text:span></text:p>
          </draw:text-box>
        </draw:frame>
        <draw:line draw:style-name="gr4" draw:text-style-name="P2" draw:layer="layout" svg:x1="4.81cm" svg:y1="5.562cm" svg:x2="5.826cm" svg:y2="5.562cm">
          <text:p/>
        </draw:line>
        <draw:frame draw:style-name="gr7" draw:text-style-name="P3" draw:layer="layout" svg:width="4.244cm" svg:height="0.645cm" svg:x="5.678cm" svg:y="5.826cm">
          <draw:text-box>
            <text:p><text:span text:style-name="T1">Jardueraren iraupena</text:span></text:p>
          </draw:text-box>
        </draw:frame>
        <draw:line draw:style-name="gr4" draw:text-style-name="P2" draw:layer="layout" svg:x1="4.175cm" svg:y1="6.07cm" svg:x2="5.826cm" svg:y2="6.0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10:45:33.435399671</meta:creation-date>
    <dc:date>2021-02-17T15:01:07.439405588</dc:date>
    <meta:editing-duration>PT9M</meta:editing-duration>
    <meta:editing-cycles>5</meta:editing-cycles>
    <meta:generator>LibreOffice/6.4.6.2$Linux_X86_64 LibreOffice_project/40$Build-2</meta:generator>
    <meta:document-statistic meta:object-count="11"/>
  </office:meta>
</office:document-meta>
</file>